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7033" officeooo:paragraph-rsid="001c7033"/>
    </style:style>
    <style:style style:name="P2" style:family="paragraph" style:parent-style-name="Standard">
      <style:text-properties officeooo:rsid="0022cf0f" officeooo:paragraph-rsid="0022cf0f"/>
    </style:style>
    <style:style style:name="T1" style:family="text">
      <style:text-properties officeooo:rsid="001d41a2"/>
    </style:style>
    <style:style style:name="T2" style:family="text">
      <style:text-properties officeooo:rsid="002106e5"/>
    </style:style>
    <style:style style:name="T3" style:family="text">
      <style:text-properties officeooo:rsid="001cf0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Я слышал, как ты недавно обсуждал Верлена, и это напомнило мне времена более чем двухлетней давности, когда я увлекся искусством и поэзией в частности. По правде говоря, я немного понимал из того, что читал тогда. Сейчас я <text:span text:style-name="T2">стал </text:span>буддист<text:span text:style-name="T2">ом и</text:span> здорово изменил некоторые свои паттерны мышления, и мне интересно, лучше или хуже я бы понял европейскую поэзию сейчас. Смотри, я дам тебе семь идей-мотивов (не стану скрывать, что это основные положения буддизма), а ты попробуй мне сказать, у каких поэтов и в какой силе они раскрываются. Безусловно, я и сам должен буду ознакомиться с теми поэтами и их стихами, которые ты посоветуешь. <text:span text:style-name="T2">Мне это надо для того, чтобы не иметь однобокого взгляда на мир.</text:span></text:p>
      <text:p text:style-name="P1">1. Все, что происходит, непостоянно. Все, что у нас есть, мы можем когда-нибудь потерять. Все, что подверженно возникновению, подвержено исчезновению. Ничто не вечно.</text:p>
      <text:p text:style-name="P1">2. Все, что происходит, лишено смысла само по себе. Смысл возникает только в нашем уме. Все, что происходит, происходит в силу причин, которые тоже происходят в силу причин. Таким образом, ничто не существует само по себе, а существует только как следствие причин и как кластер информации от органов чувств, порожденный умом. Таким образом, все, что происходит, пусто.</text:p>
      <text:p text:style-name="P1">3. Все, что происходит, неспособно полностью удовлетворить желания. Все, что происходит, приносит страдания. <text:span text:style-name="T1">Сколько бы мы ни наслаждались жизнью, нам все равно этого будет мало. А поскольку наслаждение не может длиться вечно, рано или поздно снова наступает страдание. И так далее, беспокойный ум вертится по кругу наслаждений и страданий, запутавшийся в омрачениях.</text:span></text:p>
      <text:p text:style-name="P1">4. Жизнь полна страданий. Мы страдаем от болезней, старости, приближающейся смерти. Мы страдаем, потому что не имеем то, что хотим, имеем то, чего не хотим. Мы страдаем, потому что не имеем рядом тех, кого хотели бы иметь рядом, имеем тех, кого бы не хотели бы иметь рядом. Мы страдаем от тревог, сожалений, несбывшихся надежд.</text:p>
      <text:p text:style-name="P1">5. Причина всякого страдания – цепляние, привязывание, которое происходит в силу непонимания непостоянства и пустоты всех вещей и событий. Эгоизм, гнев и непонимание пунктов 1-3 приводят к страданиям.</text:p>
      <text:p text:style-name="P1">6. Избавление от страданий возможно.</text:p>
      <text:p text:style-name="P1">7. Избавление от страданий возможно, если укротить свой ум, породить любовь и сострадание ко всем существам. Избавление возможно, если научиться без цепляния ценить то, что имеешь. Если освободиться от сожалений и тревог, если понять, что жизнь вовсе не обязана всегда идти так, как хочется. <text:span text:style-name="T1">Если научиться жить здесь и сейчас, научиться не быть увлекаемым желаниями и мыслями.</text:span></text:p>
      <text:p text:style-name="P1"/>
      <text:p text:style-name="P2">Избавление живых существ от страданий, используя силу ума, науки, фактов, доказательств. Организация своей жизни так, чтобы принести наибольшую возможную пользу миру. Я думаю, ты согласишься, что это правильно. Быть счастливыми хотят все, делать других счастливыми хотят, скажем так, не все, а делать других счастливыми наиболее эффекивными способами пытаются очень немногие. Я пишу, потому что думаю, что ты поймешь. У человечества очень много проблем, причем часть из них настолько большие, что их очень трудно увидеть, а увидеть надо. Бедность в развивающихся странах, промышленное животноводство, изменение климата, создание безопасного искусственного интеллекта, выбор наиболее эффективных благотворительных фондов. <text:a xlink:type="simple" xlink:href="https://effectivealtruism.ru/introduction-to-effective-altruism/" text:style-name="Internet_20_link" text:visited-style-name="Visited_20_Internet_20_Link"><text:span text:style-name="T3">https://effectivealtruism.ru/introduction-to-effective-altruism/</text:span></text:a></text:p>
      <text:p text:style-name="P2"><text:a xlink:type="simple" xlink:href="https://80000hours.org/problem-profiles/" text:style-name="Internet_20_link" text:visited-style-name="Visited_20_Internet_20_Link">https://80000hours.org/problem-profiles/</text:a></text:p>
      <text:p text:style-name="P2"><text:a xlink:type="simple" xlink:href="https://www.givingwhatwecan.org/" text:style-name="Internet_20_link" text:visited-style-name="Visited_20_Internet_20_Link">https://www.givingwhatwecan.org/</text:a></text:p>
      <text:p text:style-name="P2"><text:a xlink:type="simple" xlink:href="https://vk.com/effectivealtruism" text:style-name="Internet_20_link" text:visited-style-name="Visited_20_Internet_20_Link">https://vk.com/effectivealtruism</text:a></text:p>
      <text:p text:style-name="P2">Я понимаю, много какого-то материала от незнакомого человека, но тем не менее, попробуй найти время и ознакомиться с чем-нибудь. Человек обычно тратит порядка 80000 часов на то, чтобы построить карьеру. И несколько часов, потраченные на чтение советов о том, как сделать больше всего добра с помощью этой карьеры, точно окупя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3:34:27.293040755</meta:creation-date>
    <dc:date>2019-01-20T14:29:01.030342868</dc:date>
    <meta:editing-duration>PT37M42S</meta:editing-duration>
    <meta:editing-cycles>4</meta:editing-cycles>
    <meta:generator>LibreOffice/6.0.6.2$Linux_X86_64 LibreOffice_project/00m0$Build-2</meta:generator>
    <meta:document-statistic meta:table-count="0" meta:image-count="0" meta:object-count="0" meta:page-count="1" meta:paragraph-count="13" meta:word-count="537" meta:character-count="3751" meta:non-whitespace-character-count="3226"/>
  </office:meta>
</office:document-meta>
</file>